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C6000000C413EBBB847EB1AD0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008cm" svg:height="3.888cm" svg:x="6.181cm" svg:y="13.015cm">
          <draw:image xlink:href="Pictures/10000000000001C6000000C413EBBB847EB1AD0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5:13:19.886251945</meta:creation-date>
    <dc:date>2018-03-16T15:13:33.977474107</dc:date>
    <meta:editing-duration>PT14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